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entury Gothic" svg:font-family="'Century Gothic'"/>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fo:font-size="20pt"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color="#003366" style:font-name="Century Gothic"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X Trapaça em jogos online massivos</text:p>
      <text:p text:style-name="Standard"/>
      <text:p text:style-name="Standard">Jogos online são atividades competitivas, o que os diferencia de trabalhos em ambientes virtuais colaborativos (CVEs)[<text:span text:style-name="T3">roberts2004ccw</text:span>].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a sensação de controlar o seu avatar sem latência significativa entre a realização do comando e a visualização do resultado do comando.</text:p>
      <text:p text:style-name="Standard"/>
      <text:p text:style-name="Standard">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Standard"/>
      <text:p text:style-name="Standard">Em jogos online comerciais, o problema da trapaça é tratado primeiramente pela adoção da arquitetura cliente-servidor[<text:span text:style-name="T3">kabus2005acd</text:span>]. A maioria dos jogos online comerciais são sistemas cliente-servidor, centralizados, com pouquíssimas exceções [<text:span text:style-name="T3">gauthierdickey2004lla</text:span>].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text:span text:style-name="T3">kabus2005acd, webb2007cnc</text:span>].</text:p>
      <text:p text:style-name="Standard"/>
      <text:p text:style-name="Standard">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text:span text:style-name="T3">feng2007wnn</text:span>]<text:span text:style-name="T2">. Isto torna a barreira de entrada muito alta para entidades com menor poder financeiro, como pequenas empresas ou grupos de pesquisa. </text:span></text:p>
      <text:p text:style-name="P1"/>
      <text:p text:style-name="Standard"><text:span text:style-name="T2">Neste contexto, muita pesquisa tem sido dedicada para suporte descentralizado a jogos massivos. Por exemplo, tem-se tentado utilizar o paradigma </text:span><text:span text:style-name="T1">par-a-par</text:span><text:span text:style-name="T2">, que já é utilizado para dar suporte a sistemas descentralizados de troca de arquivos, para suportar jogos massivos. Porém, muitos </text:span><text:soft-page-break/><text:span text:style-name="T2">modelos par-a-par de suporte a jogos massivos já propostos tem apresentado problemas de trapaça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p text:style-name="P1">X.1 Tratando seletivamente de trapaças</text:p>
      <text:p text:style-name="P1"/>
      <text:p text:style-name="P1">Existem diversas maneiras de se trapacear em jogos online, e já existem até taxonomias de trapaças[<text:span text:style-name="T4">yan2005scc</text:span>]. Como se tem visto na prática, em jogos online cliente-servidor, é muito 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Standard"><text:span text:style-name="T2">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2">)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p text:style-name="Standard">X.2 Economias virtuais e a trapaça de fabricação de estado (<text:span text:style-name="T1">state cheating</text:span>)</text:p>
      <text:p text:style-name="Standard"/>
      <text:p text:style-name="Standard">Um jogo massivo é, em princípio, um ambiente virtual online onde um número elevado de participantes podem interagir simultaneamente, em tempo real, para modificar um estado de jogo que é persistido em longo prazo. Na prática, existe apenas um tipo específico de jogo que se <text:soft-page-break/>popularizou sobre este paradigma massivo, que são os <text:span text:style-name="T1">Role Playing Games</text:span> (RPGs) massivos (MMORPGs)[<text:span text:style-name="T5">woodcock2008msm</text:span>]. Em um MMORPG frequentemente existe uma economia virtual. Os jogadores acumulam bens virtuais (“itens”), que podem ser comprados ou vendidos através de uma moeda virtual, que por sua vez também pode ser acumulada. Desde os primeiros MMORPGs sabe-se que a manutenção destas economias virtuais é vital para o sucesso de um MMORPG[thompson2000geu]. As economias virtuais são tão significativas para os jogadores de MMORPGs que os mesmos estão dispostos a comprar itens virtuais utilizando dinheiro real. Em 2007, estimou-se que a compra e venda de riquezas de economias virtuais movimentou o equivalente a US$ 2 bilhões[lehtiniemi2007brm]. </text:p>
      <text:p text:style-name="Standard"/>
      <text:p text:style-name="Standard">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mcgraw2007oga] que são passíveis de conserto.</text:p>
      <text:p text:style-name="Standard"/>
      <text:p text:style-name="Standard">A <text:span text:style-name="T2">trapaça de fabricação de estado, ou </text:span><text:span text:style-name="T1">state cheating</text:span><text:span text:style-name="T2">,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Standard"/>
      <text:p text:style-name="Standard">O problema de <text:span text:style-name="T1">state cheating</text:span><text:span text:style-name="T2">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planetside].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P1"/>
      <text:p text:style-name="Standard"><text:span text:style-name="T2">Por fim, também pode-se prevenir </text:span><text:span text:style-name="T1">state cheating</text:span><text:span text:style-name="T2"> utilizando-se replicação[cecin2004fsa,</text:span><text:span text:style-name="T3">gauthierdickey2004lla</text:span><text:span text:style-name="T2">].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célula, seja um jogador ou um servidor, sempre irá perceber (ler) o estado da célula como </text:span><text:soft-page-break/><text:span text:style-name="T2">um consenso entre as várias versões da célula. Partindo-se do princípio que a maioria dos participantes ou são honestos ou, ao menos, não estão trapaceando de forma massivamente coordenada, tem-se que um algoritmo de consenso (por exemplo, consenso bizantino) irá, na maioria absoluta dos casos, retornar uma versão do estado que é condizente com as regras do jogo.</text:span></text:p>
      <text:p text:style-name="P1"/>
      <text:p text:style-name="P1">X+1. O modelo FreeMMG 2</text:p>
      <text:p text:style-name="P1"/>
      <text:p text:style-name="Standard"><text:span text:style-name="T2">O FreeMMG 2 é uma arquitetura híbrida, par-a-par e cliente-servidor, de suporte a jogos massivos. <text:s text:c="2"/>O modelo visa suportar jogos massivos com economias virtuais, portanto, tratar de </text:span><text:span text:style-name="T1">state cheating</text:span><text:span text:style-name="T2"> se torna essencial. Como, no nosso entendimento, </text:span><text:span text:style-name="T1">state cheating</text:span><text:span text:style-name="T2">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text:span><text:span text:style-name="T3">thompson2000geu</text:span><text:span text:style-name="T2">]. Isto pode ocorrer mesmo quando os jogadores que realizaram tais injeções ilegais são identificados e removidos do jogo.</text:span></text:p>
      <text:p text:style-name="P1"/>
      <text:p text:style-name="P3">Figura[FIXME:Numero da figura]: Visão geral da arquitetura FreeMMG 2.</text:p>
      <text:p text:style-name="P1"/>
      <text:p text:style-name="Text_20_body"><text:span text:style-name="T2">A Figura[FIXME:Numero da figura]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2">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cecin2006pps] e não será reproduzido aqui devido a limitação de espaço. Também, por motivos de espaço, não detalharemos o funcionamento dos nós de </text:span><text:span text:style-name="T1">back-up</text:span><text:span text:style-name="T2"> de uma célula. Estes são responsáveis por tratar do problema de </text:span><text:span text:style-name="T1">churn</text:span><text:span text:style-name="T2">[stutzbach2006ucp] em redes par-a-par, bem como minimizar o impacto de ataques de rede (por exemplo, </text:span><text:span text:style-name="T1">denial of service</text:span><text:span text:style-name="T2">[moore2006iid]) contra os nós primários.</text:span></text:p>
      <text:p text:style-name="P4"/>
      <text:p text:style-name="P4">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p>
      <text:p text:style-name="P1"/>
      <text:p text:style-name="P1">Em um jogo online cliente-servidor, o servidor é responsável por receber um fluxo contínuo de <text:soft-page-break/>pacotes oriundos dos clientes (jogadores) que contém os seus comandos, e por enviar um fluxo contínuo de pacotes aos clientes que contém atualizações oficiais do estado do jogo, que está sendo 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p>
      <text:p text:style-name="P1"/>
      <text:p text:style-name="P1">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 e o estado do jogo é replicado em outros nós primários, é possível identificar um nó primário discordante inequivocamente comparando-se a sua atualização assinada com outras, também assinadas, enviadas por outros nós primários no mesmo passo.</text:p>
      <text:p text:style-name="P1"/>
      <text:p text:style-name="P1">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p>
      <text:p text:style-name="P1"/>
      <text:p text:style-name="Standard"><text:span text:style-name="T2">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o número de jogadores conectados a uma célula aumenta, se torna necessário aumentar o número de </text:span><text:soft-page-break/><text:span text:style-name="T2">réplicas da célula, se não houver largura de banda suficiente para prover serviço a todos os jogadores presentes. Além disso, não está claro se o número de pulos presentes na rede lógica torna a interação entre células viável. </text:span><text:span text:style-name="T3">Nas seções seguintes, uma outra abordagem de suporte par-a-par para jogos massivos será apresentada, com um foco maior em escalabilidade </text:span></text:p>
      <text:p text:style-name="Standard"><text:span text:style-name="T3"/></text:p>
      <text:p text:style-name="Standard"><text:span text:style-name="T3"/></text:p>
      <text:p text:style-name="Preformatted_20_Text"><text:span text:style-name="T3">@conference{</text:span><text:span text:style-name="T3">roberts2004ccw,</text:span></text:p>
      <text:p text:style-name="Preformatted_20_Text"><text:s text:c="2"/>title={{Controlling consistency within collaborative virtual environments}},</text:p>
      <text:p text:style-name="Preformatted_20_Text"><text:s text:c="2"/>author={Roberts, D. and Wolff, R.},</text:p>
      <text:p text:style-name="Preformatted_20_Text"><text:s text:c="2"/>booktitle={Eighth IEEE International Symposium on Distributed Simulation and Real-Time Applications, 2004. DS-RT 2004},</text:p>
      <text:p text:style-name="Preformatted_20_Text"><text:s text:c="2"/>pages={46--52},</text:p>
      <text:p text:style-name="Preformatted_20_Text"><text:s text:c="2"/>year={2004}</text:p>
      <text:p text:style-name="P5">}</text:p>
      <text:p text:style-name="Preformatted_20_Text"><text:span text:style-name="T3">@conference{kabus2005acd,</text:span></text:p>
      <text:p text:style-name="Preformatted_20_Text"><text:s text:c="2"/>title={{Addressing cheating in distributed MMOGs}},</text:p>
      <text:p text:style-name="Preformatted_20_Text"><text:s text:c="2"/>author={Kabus, P. and Terpstra, W.W. and Cilia, M. and Buchmann, A.P.},</text:p>
      <text:p text:style-name="Preformatted_20_Text"><text:s text:c="2"/>booktitle={Proceedings of 4th ACM SIGCOMM workshop on Network and system support for games},</text:p>
      <text:p text:style-name="Preformatted_20_Text"><text:s text:c="2"/>pages={1--6},</text:p>
      <text:p text:style-name="Preformatted_20_Text"><text:s text:c="2"/>year={2005},</text:p>
      <text:p text:style-name="Preformatted_20_Text"><text:s text:c="2"/>organization={ACM New York, NY, USA}</text:p>
      <text:p text:style-name="P5">}</text:p>
      <text:p text:style-name="Preformatted_20_Text"><text:span text:style-name="T3">@conference{gauthierdickey2004lla,</text:span></text:p>
      <text:p text:style-name="Preformatted_20_Text"><text:s text:c="2"/>title={{Low latency and cheat-proof event ordering for peer-to-peer games}},</text:p>
      <text:p text:style-name="Preformatted_20_Text"><text:s text:c="2"/>author={GauthierDickey, C. and Zappala, D. and Lo, V. and Marr, J.},</text:p>
      <text:p text:style-name="Preformatted_20_Text"><text:s text:c="2"/>booktitle={Proceedings of the 14th international workshop on Network and operating systems support for digital audio and video},</text:p>
      <text:p text:style-name="Preformatted_20_Text"><text:s text:c="2"/>pages={134--139},</text:p>
      <text:p text:style-name="Preformatted_20_Text"><text:s text:c="2"/>year={2004},</text:p>
      <text:p text:style-name="Preformatted_20_Text"><text:s text:c="2"/>organization={ACM New York, NY, USA}</text:p>
      <text:p text:style-name="P5">}</text:p>
      <text:p text:style-name="Preformatted_20_Text"><text:span text:style-name="T3">@conference{webb2007cnc,</text:span></text:p>
      <text:p text:style-name="Preformatted_20_Text"><text:s text:c="2"/>title={{Cheating in networked computer games: a review}},</text:p>
      <text:p text:style-name="Preformatted_20_Text"><text:s text:c="2"/>author={Webb, S.D. and Soh, S.},</text:p>
      <text:p text:style-name="Preformatted_20_Text"><text:s text:c="2"/>booktitle={Proceedings of the 2nd international conference on Digital interactive media in entertainment and arts},</text:p>
      <text:p text:style-name="Preformatted_20_Text"><text:s text:c="2"/>pages={105--112},</text:p>
      <text:p text:style-name="Preformatted_20_Text"><text:s text:c="2"/>year={2007},</text:p>
      <text:p text:style-name="Preformatted_20_Text"><text:s text:c="2"/>organization={ACM New York, NY, USA}</text:p>
      <text:p text:style-name="P5">}</text:p>
      <text:p text:style-name="Standard"><text:span text:style-name="T3">feng2007wnn : Wu-chang Feng, "What's Next in Networked Games? ", NetGames 2007 keynote, September 20, 2007. </text:span></text:p>
      <text:p text:style-name="Standard"><text:span text:style-name="T3"/></text:p>
      <text:p text:style-name="Preformatted_20_Text"><text:span text:style-name="T3">@conference{yan2005scc,</text:span></text:p>
      <text:p text:style-name="Preformatted_20_Text"><text:s text:c="2"/>title={{A systematic classification of cheating in online games}},</text:p>
      <text:p text:style-name="Preformatted_20_Text"><text:s text:c="2"/>author={Yan, J. and Randell, B.},</text:p>
      <text:p text:style-name="Preformatted_20_Text"><text:s text:c="2"/>booktitle={Proceedings of 4th ACM SIGCOMM workshop on Network and system support for games},</text:p>
      <text:p text:style-name="Preformatted_20_Text"><text:s text:c="2"/>pages={1--9},</text:p>
      <text:p text:style-name="Preformatted_20_Text"><text:s text:c="2"/>year={2005},</text:p>
      <text:p text:style-name="Preformatted_20_Text"><text:s text:c="2"/>organization={ACM New York, NY, USA}</text:p>
      <text:p text:style-name="P5">}</text:p>
      <text:p text:style-name="Standard"><text:span text:style-name="T5">woodcock2008msm : Woodcock, Bruce Sterling. “MMOG Subscriptions Market Share by Genre” MMOGCHART.COM 23.0. April 2008. </text:span><text:a xlink:type="simple" xlink:href="http://www.mmogchart.com/">http://www.mmogchart.com</text:a><text:span text:style-name="T3"> </text:span></text:p>
      <text:p text:style-name="Standard"><text:soft-page-break/><text:span text:style-name="T3"/></text:p>
      <text:p text:style-name="Standard"><text:span text:style-name="T3">@article{lehtiniemi2007brm,</text:span></text:p>
      <text:p text:style-name="Standard"><text:span text:style-name="T3"><text:s text:c="2"/>title={{How big is the RMT market anyway}},</text:span></text:p>
      <text:p text:style-name="Standard"><text:span text:style-name="T3"><text:s text:c="2"/>author={Lehtiniemi, T. and Lehdonvirta, V.},</text:span></text:p>
      <text:p text:style-name="Standard"><text:span text:style-name="T3"><text:s text:c="2"/>journal={Virtual Economy Research Network},</text:span></text:p>
      <text:p text:style-name="Standard"><text:span text:style-name="T3"><text:s text:c="2"/>volume={3},</text:span></text:p>
      <text:p text:style-name="Standard"><text:span text:style-name="T3"><text:s text:c="2"/>year={2007}</text:span></text:p>
      <text:p text:style-name="Standard"><text:span text:style-name="T3">}</text:span></text:p>
      <text:p text:style-name="Standard"><text:span text:style-name="T3"/></text:p>
      <text:p text:style-name="Standard"><text:span text:style-name="T3">@conference{thompson2000geu,</text:span></text:p>
      <text:p text:style-name="Standard"><text:span text:style-name="T3"><text:s text:c="2"/>title={{The in-game economics of Ultima Online}},</text:span></text:p>
      <text:p text:style-name="Standard"><text:span text:style-name="T3"><text:s text:c="2"/>author={Thompson, ZB},</text:span></text:p>
      <text:p text:style-name="Standard"><text:span text:style-name="T3"><text:s text:c="2"/>booktitle={Computer Game Developer’s Conference, San Jose, CA},</text:span></text:p>
      <text:p text:style-name="Standard"><text:span text:style-name="T3"><text:s text:c="2"/>year={2000}</text:span></text:p>
      <text:p text:style-name="Standard"><text:span text:style-name="T3">}</text:span></text:p>
      <text:p text:style-name="Standard"><text:span text:style-name="T3"/></text:p>
      <text:p text:style-name="Preformatted_20_Text"><text:span text:style-name="T3">@article{mcgraw2007oga,</text:span></text:p>
      <text:p text:style-name="Preformatted_20_Text"><text:s text:c="2"/>title={{Online games and security}},</text:p>
      <text:p text:style-name="Preformatted_20_Text"><text:s text:c="2"/>author={McGraw, C. and Hoglund, G.},</text:p>
      <text:p text:style-name="Preformatted_20_Text"><text:s text:c="2"/>journal={IEEE Security \&amp; Privacy},</text:p>
      <text:p text:style-name="Preformatted_20_Text"><text:s text:c="2"/>volume={5},</text:p>
      <text:p text:style-name="Preformatted_20_Text"><text:s text:c="2"/>number={5},</text:p>
      <text:p text:style-name="Preformatted_20_Text"><text:s text:c="2"/>pages={76--79},</text:p>
      <text:p text:style-name="Preformatted_20_Text"><text:s text:c="2"/>year={2007}</text:p>
      <text:p text:style-name="P5">}</text:p>
      <text:p text:style-name="Standard"><text:span text:style-name="T3">@misc{PLANETSIDE,</text:span></text:p>
      <text:p text:style-name="Standard"><text:span text:style-name="T3"><text:tab/>author={{SONY ONLINE ENTERTAINMENT}},</text:span></text:p>
      <text:p text:style-name="Standard"><text:span text:style-name="T3"><text:tab/>title={PlanetSide},</text:span></text:p>
      <text:p text:style-name="Standard"><text:span text:style-name="T3"><text:tab/>year={2008},</text:span></text:p>
      <text:p text:style-name="Standard"><text:span text:style-name="T3"><text:tab/>howpublished={http://www.planetside.com}</text:span></text:p>
      <text:p text:style-name="Standard"><text:span text:style-name="T3">}</text:span></text:p>
      <text:p text:style-name="Standard"><text:span text:style-name="T3"/></text:p>
      <text:p text:style-name="Standard"><text:span text:style-name="T3">@article{cecin2004fsa,</text:span></text:p>
      <text:p text:style-name="Standard"><text:span text:style-name="T3"><text:s text:c="2"/>title={{FreeMMG: A Scalable and Cheat-Resistant Distribution Model for Internet Games}},</text:span></text:p>
      <text:p text:style-name="Standard"><text:span text:style-name="T3"><text:s text:c="2"/>author={Cecin, F.R. and Real, R. and de Oliveira Jannone, R. and Geyer, C.F.R. and Martins, M.G. and Barbosa, J.L.V.},</text:span></text:p>
      <text:p text:style-name="Standard"><text:span text:style-name="T3"><text:s text:c="2"/>journal={8th IEEE International Symposium on Distributed Simulation and Real Time Applications},</text:span></text:p>
      <text:p text:style-name="Standard"><text:span text:style-name="T3"><text:s text:c="2"/>year={2004}</text:span></text:p>
      <text:p text:style-name="Standard"><text:span text:style-name="T3">}</text:span></text:p>
      <text:p text:style-name="Standard"><text:span text:style-name="T3"/></text:p>
      <text:p text:style-name="Preformatted_20_Text"><text:span text:style-name="T3">@conference{stutzbach2006ucp,</text:span></text:p>
      <text:p text:style-name="Preformatted_20_Text"><text:s text:c="2"/>title={{Understanding churn in peer-to-peer networks}},</text:p>
      <text:p text:style-name="Preformatted_20_Text"><text:s text:c="2"/>author={Stutzbach, D. and Rejaie, R.},</text:p>
      <text:p text:style-name="Preformatted_20_Text"><text:s text:c="2"/>booktitle={Proceedings of the 6th ACM SIGCOMM conference on Internet measurement},</text:p>
      <text:p text:style-name="Preformatted_20_Text"><text:s text:c="2"/>pages={189--202},</text:p>
      <text:p text:style-name="Preformatted_20_Text"><text:s text:c="2"/>year={2006},</text:p>
      <text:p text:style-name="Preformatted_20_Text"><text:s text:c="2"/>organization={ACM New York, NY, USA}</text:p>
      <text:p text:style-name="P5">}</text:p>
      <text:p text:style-name="Preformatted_20_Text"><text:span text:style-name="T3">@article{moore2006iid,</text:span></text:p>
      <text:p text:style-name="Preformatted_20_Text"><text:s text:c="2"/>title={{Inferring Internet denial-of-service activity}},</text:p>
      <text:p text:style-name="Preformatted_20_Text"><text:s text:c="2"/>author={Moore, D. and Shannon, C. and Brown, D.J. and Voelker, G.M. and Savage, S.},</text:p>
      <text:p text:style-name="Preformatted_20_Text"><text:soft-page-break/><text:s text:c="2"/>journal={ACM Transactions on Computer Systems (TOCS)},</text:p>
      <text:p text:style-name="Preformatted_20_Text"><text:s text:c="2"/>volume={24},</text:p>
      <text:p text:style-name="Preformatted_20_Text"><text:s text:c="2"/>number={2},</text:p>
      <text:p text:style-name="Preformatted_20_Text"><text:s text:c="2"/>pages={115--139},</text:p>
      <text:p text:style-name="Preformatted_20_Text"><text:s text:c="2"/>year={2006},</text:p>
      <text:p text:style-name="Preformatted_20_Text"><text:s text:c="2"/>publisher={ACM New York, NY, USA}</text:p>
      <text:p text:style-name="P5">}</text:p>
      <text:p text:style-name="Standard"><text:span text:style-name="T3">@article{cecin2006pps,</text:span></text:p>
      <text:p text:style-name="Standard"><text:span text:style-name="T3"><text:s text:c="2"/>title={{A peer-to-peer simulation technique for instanced massively multiplayer games}},</text:span></text:p>
      <text:p text:style-name="Standard"><text:span text:style-name="T3"><text:s text:c="2"/>author={Cecin, F.R. and Geyer, C.F.R. and Rabello, S. and Barbosa, J.L.V.},</text:span></text:p>
      <text:p text:style-name="Standard"><text:span text:style-name="T3"><text:s text:c="2"/>journal={Proceedings of the Tenth IEEE International Symposium on Distributed Simulation and Real-Time Applications (DS-RT'06)-Volume 00},</text:span></text:p>
      <text:p text:style-name="Standard"><text:span text:style-name="T3"><text:s text:c="2"/>pages={43--50},</text:span></text:p>
      <text:p text:style-name="Standard"><text:span text:style-name="T3"><text:s text:c="2"/>year={2006},</text:span></text:p>
      <text:p text:style-name="Standard"><text:span text:style-name="T3"><text:s text:c="2"/>publisher={IEEE Computer Society Washington, DC, USA}</text:span></text:p>
      <text:p text:style-name="Standard"><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Gothic" svg:font-family="'Century Gothic'"/>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1T11:56:06.73</meta:creation-date>
    <dc:date>2009-06-02T12:10:03.54</dc:date>
    <meta:editing-duration>PT04H22M36S</meta:editing-duration>
    <meta:editing-cycles>8</meta:editing-cycles>
    <meta:generator>BrOffice.org/3.0$Win32 OpenOffice.org_project/300m15$Build-9379</meta:generator>
    <meta:document-statistic meta:table-count="0" meta:image-count="0" meta:object-count="0" meta:page-count="8" meta:paragraph-count="127" meta:word-count="3711" meta:character-count="25306"/>
    <meta:user-defined meta:name="Informações 1"/>
    <meta:user-defined meta:name="Informações 2"/>
    <meta:user-defined meta:name="Informações 3"/>
    <meta:user-defined meta:name="Informações 4"/>
  </office:meta>
</office:document-meta>
</file>